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grams_perfs_4_00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5831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:.G1];[.A1])" office:value-type="float" office:value="0" calcext:value-type="float">
            <text:p>0</text:p>
          </table:table-cell>
          <table:table-cell/>
          <table:table-cell table:formula="of:=SUM([.I1:.I2500])/2500" office:value-type="float" office:value="0.1336" calcext:value-type="float">
            <text:p>0,1336</text:p>
          </table:table-cell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52209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:.G2];[.A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5150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3:.G3];[.A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50452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4:.G4];[.A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50428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5:.G5];[.A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940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:.G6];[.A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9101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:.G7];[.A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8928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8:.G8];[.A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80381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9:.G9];[.A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7673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0:.G10];[.A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75505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1:.G11];[.A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75305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2:.G12];[.A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7364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3:.G13];[.A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796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4:.G14];[.A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771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5:.G15];[.A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610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6:.G16];[.A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488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7:.G17];[.A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338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8:.G18];[.A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25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9:.G19];[.A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2169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20:.G20];[.A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214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1:.G21];[.A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092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22:.G22];[.A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5614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3:.G23];[.A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5152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4:.G24];[.A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4446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5:.G25];[.A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44197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6:.G26];[.A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3634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7:.G27];[.A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3030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8:.G28];[.A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2917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9:.G29];[.A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2655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30:.G30];[.A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2521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31:.G31];[.A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17666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32:.G32];[.A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16243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33:.G33];[.A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1209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4:.G34];[.A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0532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35:.G35];[.A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0254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36:.G36];[.A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01033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7:.G37];[.A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9672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8:.G38];[.A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96207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39:.G39];[.A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9579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40:.G40];[.A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9550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41:.G41];[.A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9114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42:.G42];[.A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5282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3:.G43];[.A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4548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44:.G44];[.A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2693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45:.G45];[.A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2319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46:.G46];[.A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2303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47:.G47];[.A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2009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48:.G48];[.A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1623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49:.G49];[.A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0570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50:.G50];[.A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8228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51:.G51];[.A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81366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52:.G52];[.A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80937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53:.G53];[.A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8093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54:.G54];[.A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8081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55:.G55];[.A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7870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6:.G56];[.A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7866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57:.G57];[.A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7846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8:.G58];[.A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78386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59:.G59];[.A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7660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60:.G60];[.A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744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61:.G61];[.A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963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62:.G62];[.A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696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63:.G63];[.A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535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64:.G64];[.A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4315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65:.G65];[.A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428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6:.G66];[.A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3383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67:.G67];[.A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115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68:.G68];[.A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0422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69:.G69];[.A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0273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70:.G70];[.A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5771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71:.G71];[.A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5712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72:.G72];[.A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5128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73:.G73];[.A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5062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74:.G74];[.A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50000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75:.G75];[.A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49982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76:.G76];[.A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4937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77:.G77];[.A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4459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78:.G78];[.A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4413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79:.G79];[.A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4194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80:.G80];[.A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41931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81:.G81];[.A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4082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82:.G82];[.A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3829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83:.G83];[.A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3798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84:.G84];[.A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37708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85:.G85];[.A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376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86:.G86];[.A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2240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87:.G87];[.A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2171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88:.G88];[.A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1201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89:.G89];[.A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0389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90:.G90];[.A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0310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1:.G91];[.A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0180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92:.G92];[.A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0010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93:.G93];[.A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0004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94:.G94];[.A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99226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95:.G95];[.A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9832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96:.G96];[.A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973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97:.G97];[.A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96173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98:.G98];[.A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9611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99:.G99];[.A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93778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00:.G100];[.A1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40541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01:.G101];[.A1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3888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02:.G102];[.A1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38886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03:.G103];[.A1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728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04:.G104];[.A1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5010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05:.G105];[.A1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451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06:.G106];[.A1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444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07:.G107];[.A1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2134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8:.G108];[.A1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205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09:.G109];[.A1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163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10:.G110];[.A1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049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11:.G111];[.A1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049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12:.G112];[.A1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17103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13:.G113];[.A1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08804newsML.txt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14:.G114];[.A1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08132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15:.G115];[.A1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06917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16:.G116];[.A1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9480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17:.G117];[.A1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9480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18:.G118];[.A1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7035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19:.G119];[.A1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7032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0:.G120];[.A1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6888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21:.G121];[.A1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67648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22:.G122];[.A1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6407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123:.G123];[.A1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6401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124:.G124];[.A1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6122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5:.G125];[.A1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4500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26:.G126];[.A1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4067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27:.G127];[.A1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2634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28:.G128];[.A1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2585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29:.G129];[.A1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25763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30:.G130];[.A1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1821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31:.G131];[.A1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1554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2:.G132];[.A1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1143newsML.txt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33:.G133];[.A1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103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34:.G134];[.A1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09610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35:.G135];[.A1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0716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36:.G136];[.A1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06551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37:.G137];[.A1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9212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38:.G138];[.A1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6799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39:.G139];[.A1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67753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40:.G140];[.A1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6264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41:.G141];[.A1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6262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42:.G142];[.A1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5953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43:.G143];[.A1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5816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44:.G144];[.A1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53128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45:.G145];[.A1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5304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46:.G146];[.A1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5058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47:.G147];[.A1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491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48:.G148];[.A1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47062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49:.G149];[.A1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44215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50:.G150];[.A1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85194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51:.G151];[.A1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8450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52:.G152];[.A1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82069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53:.G153];[.A1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72398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4:.G154];[.A1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5934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55:.G155];[.A1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5736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6:.G156];[.A1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5307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7:.G157];[.A1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3758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58:.G158];[.A1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3340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9:.G159];[.A1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3088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0:.G160];[.A1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299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61:.G161];[.A1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2942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62:.G162];[.A1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286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63:.G163];[.A1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1374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64:.G164];[.A1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1365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65:.G165];[.A1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1158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6:.G166];[.A1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0571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7:.G167];[.A1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052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68:.G168];[.A1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0437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69:.G169];[.A1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01255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70:.G170];[.A1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9979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71:.G171];[.A1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959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72:.G172];[.A1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84880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73:.G173];[.A1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6704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74:.G174];[.A1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6330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75:.G175];[.A1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498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6:.G176];[.A1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4608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7:.G177];[.A1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4559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8:.G178];[.A1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4405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79:.G179];[.A1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3974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80:.G180];[.A1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3847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81:.G181];[.A1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3362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2:.G182];[.A1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31605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83:.G183];[.A1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31518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84:.G184];[.A1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3079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85:.G185];[.A1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3077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86:.G186];[.A1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2540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7:.G187];[.A1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2493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88:.G188];[.A1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2470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89:.G189];[.A1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2276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90:.G190];[.A1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2212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91:.G191];[.A1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2156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92:.G192];[.A1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5693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93:.G193];[.A1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5075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94:.G194];[.A1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4998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95:.G195];[.A1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398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96:.G196];[.A1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308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97:.G197];[.A1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254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8:.G198];[.A1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194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9:.G199];[.A1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0688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200:.G200];[.A2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7890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1:.G201];[.A2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7483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02:.G202];[.A2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7280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03:.G203];[.A2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7017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04:.G204];[.A2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6677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05:.G205];[.A2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6339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206:.G206];[.A2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5925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07:.G207];[.A2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5627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08:.G208];[.A2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4980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09:.G209];[.A2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4525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10:.G210];[.A2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45248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11:.G211];[.A2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43070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12:.G212];[.A2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4210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13:.G213];[.A2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415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14:.G214];[.A2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36841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15:.G215];[.A2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0739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16:.G216];[.A2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0328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17:.G217];[.A2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99823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218:.G218];[.A2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97804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219:.G219];[.A2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9480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20:.G220];[.A2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9004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21:.G221];[.A2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8639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22:.G222];[.A2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8242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23:.G223];[.A2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7417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24:.G224];[.A2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7220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25:.G225];[.A2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7219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26:.G226];[.A2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6937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27:.G227];[.A2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6286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28:.G228];[.A2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5754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29:.G229];[.A2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5595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30:.G230];[.A2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46794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1:.G231];[.A2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3905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32:.G232];[.A2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2468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33:.G233];[.A2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2455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234:.G234];[.A2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23173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35:.G235];[.A2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2315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6:.G236];[.A2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22699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37:.G237];[.A2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1328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8:.G238];[.A2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0956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39:.G239];[.A2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0657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40:.G240];[.A2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0654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41:.G241];[.A2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0477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42:.G242];[.A2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9967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43:.G243];[.A2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9833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44:.G244];[.A2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9672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45:.G245];[.A2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931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46:.G246];[.A2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8750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47:.G247];[.A2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84377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48:.G248];[.A2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76772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49:.G249];[.A2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73707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50:.G250];[.A2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6213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51:.G251];[.A2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5880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52:.G252];[.A2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5570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53:.G253];[.A2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50856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54:.G254];[.A2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4378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55:.G255];[.A2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4255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56:.G256];[.A2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34641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57:.G257];[.A2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3305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58:.G258];[.A2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3145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59:.G259];[.A2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2763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260:.G260];[.A2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2613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61:.G261];[.A2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2600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262:.G262];[.A2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2595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63:.G263];[.A2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2414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64:.G264];[.A2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0856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65:.G265];[.A2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0472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66:.G266];[.A2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00570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267:.G267];[.A2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0053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68:.G268];[.A2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9885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69:.G269];[.A2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8948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70:.G270];[.A2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8568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71:.G271];[.A2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85649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72:.G272];[.A2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8352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73:.G273];[.A2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8180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74:.G274];[.A2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8008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75:.G275];[.A2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8008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76:.G276];[.A2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7846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77:.G277];[.A2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7291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78:.G278];[.A2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6768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79:.G279];[.A2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6729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80:.G280];[.A2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6718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81:.G281];[.A2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6549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82:.G282];[.A2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6376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83:.G283];[.A2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62272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84:.G284];[.A2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5326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85:.G285];[.A2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5212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86:.G286];[.A2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3489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87:.G287];[.A2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2409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88:.G288];[.A2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1995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89:.G289];[.A2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1666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90:.G290];[.A2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1448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91:.G291];[.A2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10928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92:.G292];[.A2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9614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93:.G293];[.A2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9610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94:.G294];[.A2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9318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95:.G295];[.A2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9317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96:.G296];[.A2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90233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97:.G297];[.A2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8815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98:.G298];[.A2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8551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99:.G299];[.A2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8095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300:.G300];[.A3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3483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301:.G301];[.A3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3464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02:.G302];[.A3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3327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03:.G303];[.A3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26527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304:.G304];[.A3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25269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305:.G305];[.A3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23919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306:.G306];[.A3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1766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307:.G307];[.A3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1627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08:.G308];[.A3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1294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309:.G309];[.A3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1290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10:.G310];[.A3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0427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311:.G311];[.A3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0249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312:.G312];[.A3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9338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13:.G313];[.A3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903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14:.G314];[.A3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786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315:.G315];[.A3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6736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316:.G316];[.A3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581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317:.G317];[.A3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581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18:.G318];[.A3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571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319:.G319];[.A3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552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320:.G320];[.A3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252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321:.G321];[.A3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2364newsML.txt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322:.G322];[.A3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216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23:.G323];[.A3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961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24:.G324];[.A3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940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325:.G325];[.A3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794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26:.G326];[.A3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791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27:.G327];[.A3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616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328:.G328];[.A3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466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329:.G329];[.A3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218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330:.G330];[.A3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128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31:.G331];[.A3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7832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32:.G332];[.A3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7731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333:.G333];[.A3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77296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34:.G334];[.A3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7710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35:.G335];[.A3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7710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36:.G336];[.A3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7541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37:.G337];[.A3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7399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338:.G338];[.A3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66882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339:.G339];[.A3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6688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340:.G340];[.A3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6201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341:.G341];[.A3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51175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342:.G342];[.A3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5112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343:.G343];[.A3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932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344:.G344];[.A3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928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345:.G345];[.A3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928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346:.G346];[.A3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9276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347:.G347];[.A3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886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48:.G348];[.A3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880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49:.G349];[.A3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860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50:.G350];[.A3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87921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351:.G351];[.A3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8782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352:.G352];[.A3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84772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53:.G353];[.A3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8176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54:.G354];[.A3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8011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355:.G355];[.A3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7890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56:.G356];[.A3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7832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57:.G357];[.A3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77538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58:.G358];[.A3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7002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359:.G359];[.A3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6840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60:.G360];[.A3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6343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361:.G361];[.A3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6338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362:.G362];[.A3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6230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363:.G363];[.A3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5500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64:.G364];[.A3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44523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365:.G365];[.A3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3987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66:.G366];[.A3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3853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67:.G367];[.A3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3546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368:.G368];[.A3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3224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369:.G369];[.A3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22023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370:.G370];[.A3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1862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371:.G371];[.A3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1378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72:.G372];[.A3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1290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73:.G373];[.A3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1289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374:.G374];[.A3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03918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75:.G375];[.A3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0069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76:.G376];[.A3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00643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377:.G377];[.A3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8628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378:.G378];[.A3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8476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79:.G379];[.A3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8247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80:.G380];[.A3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7782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381:.G381];[.A3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7474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382:.G382];[.A3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70947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383:.G383];[.A3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66105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384:.G384];[.A3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5857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385:.G385];[.A3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5855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386:.G386];[.A3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3774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87:.G387];[.A3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3196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388:.G388];[.A3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2792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389:.G389];[.A3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1727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90:.G390];[.A3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1526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391:.G391];[.A3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0532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92:.G392];[.A3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0260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93:.G393];[.A3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7363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94:.G394];[.A3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6924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395:.G395];[.A3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628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96:.G396];[.A3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6238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97:.G397];[.A3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5831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398:.G398];[.A3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5475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399:.G399];[.A3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3767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400:.G400];[.A4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4921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401:.G401];[.A4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4813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402:.G402];[.A4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44003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403:.G403];[.A4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432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404:.G404];[.A4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4325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405:.G405];[.A4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3716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406:.G406];[.A4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3713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407:.G407];[.A4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3683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408:.G408];[.A4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3278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409:.G409];[.A4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3228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410:.G410];[.A4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2331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411:.G411];[.A4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22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412:.G412];[.A4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1846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13:.G413];[.A4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163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414:.G414];[.A4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0646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415:.G415];[.A4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0378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416:.G416];[.A4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03493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417:.G417];[.A4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03492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418:.G418];[.A4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0272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419:.G419];[.A4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8298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420:.G420];[.A4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8167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421:.G421];[.A4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8003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22:.G422];[.A4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63536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423:.G423];[.A4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5740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424:.G424];[.A4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50789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425:.G425];[.A4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49017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426:.G426];[.A4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4592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427:.G427];[.A4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392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428:.G428];[.A4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3762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429:.G429];[.A4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3759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430:.G430];[.A4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3435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431:.G431];[.A4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3244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32:.G432];[.A4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3129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433:.G433];[.A4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2902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434:.G434];[.A4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2409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435:.G435];[.A4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1786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36:.G436];[.A4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0951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437:.G437];[.A4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98046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438:.G438];[.A4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943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439:.G439];[.A4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9266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440:.G440];[.A4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7659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441:.G441];[.A4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7437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442:.G442];[.A4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7318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443:.G443];[.A4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57910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444:.G444];[.A4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369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445:.G445];[.A4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3363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446:.G446];[.A4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3083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447:.G447];[.A4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28823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448:.G448];[.A4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1884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449:.G449];[.A4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1769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50:.G450];[.A4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63174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51:.G451];[.A4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62907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52:.G452];[.A4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61780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453:.G453];[.A4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61681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454:.G454];[.A4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61393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455:.G455];[.A4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60557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456:.G456];[.A4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60043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57:.G457];[.A4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9905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58:.G458];[.A4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9496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59:.G459];[.A4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8664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460:.G460];[.A4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8503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461:.G461];[.A4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8283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462:.G462];[.A4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66978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463:.G463];[.A4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6630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464:.G464];[.A4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6316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465:.G465];[.A4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5367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466:.G466];[.A4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5122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467:.G467];[.A4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50571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468:.G468];[.A4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4711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469:.G469];[.A4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4705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470:.G470];[.A4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3926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471:.G471];[.A4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2330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472:.G472];[.A4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1434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473:.G473];[.A4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0986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474:.G474];[.A4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9745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475:.G475];[.A4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9576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476:.G476];[.A4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9401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477:.G477];[.A4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8758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478:.G478];[.A4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8477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479:.G479];[.A4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833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480:.G480];[.A4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8219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481:.G481];[.A4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7955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482:.G482];[.A4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7954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483:.G483];[.A4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7723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484:.G484];[.A4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7688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85:.G485];[.A4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7620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486:.G486];[.A4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6937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487:.G487];[.A4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66793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88:.G488];[.A4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65251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89:.G489];[.A4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57388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490:.G490];[.A4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5634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91:.G491];[.A4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4592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492:.G492];[.A4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3668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493:.G493];[.A4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24057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494:.G494];[.A4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1493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495:.G495];[.A4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1477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496:.G496];[.A4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1058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497:.G497];[.A4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1054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498:.G498];[.A4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0769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499:.G499];[.A4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01956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500:.G500];[.A5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807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501:.G501];[.A5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75629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502:.G502];[.A5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7560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03:.G503];[.A5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735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504:.G504];[.A50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72617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505:.G505];[.A5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72407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506:.G506];[.A5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6347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507:.G507];[.A5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63336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508:.G508];[.A5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6324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09:.G509];[.A5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52207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510:.G510];[.A5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5173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11:.G511];[.A5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5022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12:.G512];[.A5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4778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513:.G513];[.A5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47154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14:.G514];[.A5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4416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515:.G515];[.A5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4404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516:.G516];[.A5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41018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517:.G517];[.A5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3855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18:.G518];[.A5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3853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519:.G519];[.A5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3781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20:.G520];[.A5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2484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521:.G521];[.A5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2482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522:.G522];[.A5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2220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523:.G523];[.A5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1778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24:.G524];[.A5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1569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25:.G525];[.A5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0637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26:.G526];[.A5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05978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527:.G527];[.A5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0484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528:.G528];[.A5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04717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529:.G529];[.A5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0341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530:.G530];[.A5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0293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531:.G531];[.A5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0214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532:.G532];[.A5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9367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533:.G533];[.A5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9291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534:.G534];[.A5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8417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535:.G535];[.A5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8404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536:.G536];[.A5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755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537:.G537];[.A5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7517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38:.G538];[.A5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7320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39:.G539];[.A5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7176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40:.G540];[.A5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7033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41:.G541];[.A5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7006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42:.G542];[.A5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993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43:.G543];[.A5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961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44:.G544];[.A5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8178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545:.G545];[.A5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746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46:.G546];[.A5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735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547:.G547];[.A5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713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48:.G548];[.A5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4784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549:.G549];[.A5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4346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550:.G550];[.A5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8411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551:.G551];[.A5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7648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552:.G552];[.A5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66723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553:.G553];[.A5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5890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554:.G554];[.A5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5202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555:.G555];[.A5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4910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56:.G556];[.A5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4468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57:.G557];[.A5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4171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58:.G558];[.A5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3616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559:.G559];[.A5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0384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560:.G560];[.A5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03110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561:.G561];[.A5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0116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562:.G562];[.A5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0033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563:.G563];[.A5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0021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564:.G564];[.A5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9798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65:.G565];[.A5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9207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66:.G566];[.A5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9143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567:.G567];[.A5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8834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68:.G568];[.A5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8834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69:.G569];[.A5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8800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70:.G570];[.A5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8484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571:.G571];[.A5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83067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572:.G572];[.A5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7443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73:.G573];[.A5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7258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574:.G574];[.A5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6750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575:.G575];[.A5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6739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576:.G576];[.A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5978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577:.G577];[.A5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5968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578:.G578];[.A5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4305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579:.G579];[.A5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3764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580:.G580];[.A5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3685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581:.G581];[.A5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3683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582:.G582];[.A5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34457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583:.G583];[.A5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34453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584:.G584];[.A5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3371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85:.G585];[.A5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2192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86:.G586];[.A5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2139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587:.G587];[.A5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2128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88:.G588];[.A5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2126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89:.G589];[.A5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1993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590:.G590];[.A5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1597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591:.G591];[.A5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1582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592:.G592];[.A5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1578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593:.G593];[.A5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1178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94:.G594];[.A5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0222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595:.G595];[.A5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0130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596:.G596];[.A5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9965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97:.G597];[.A5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9832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98:.G598];[.A5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9313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599:.G599];[.A5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8425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600:.G600];[.A6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52343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01:.G601];[.A6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4880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602:.G602];[.A6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4670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603:.G603];[.A6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3204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04:.G604];[.A6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3191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605:.G605];[.A6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295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06:.G606];[.A6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2805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07:.G607];[.A6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2318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608:.G608];[.A6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1904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609:.G609];[.A6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1723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610:.G610];[.A6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1523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611:.G611];[.A6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0968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612:.G612];[.A6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9976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13:.G613];[.A6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9375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614:.G614];[.A6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91001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615:.G615];[.A6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87511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16:.G616];[.A6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73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17:.G617];[.A6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6790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18:.G618];[.A6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5486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19:.G619];[.A6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39426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620:.G620];[.A6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3632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621:.G621];[.A6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3482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22:.G622];[.A6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3477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623:.G623];[.A6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270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624:.G624];[.A6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2664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25:.G625];[.A6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2534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26:.G626];[.A6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2104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27:.G627];[.A6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19552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628:.G628];[.A6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1219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629:.G629];[.A6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0555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30:.G630];[.A6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0250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631:.G631];[.A6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9913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32:.G632];[.A6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9784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33:.G633];[.A6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8007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34:.G634];[.A6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7714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635:.G635];[.A6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7544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36:.G636];[.A6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722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37:.G637];[.A6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7102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38:.G638];[.A6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7098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639:.G639];[.A6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6818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40:.G640];[.A6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3476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641:.G641];[.A6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346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42:.G642];[.A6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32506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43:.G643];[.A6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2661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644:.G644];[.A6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2647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45:.G645];[.A6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2018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646:.G646];[.A6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2002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47:.G647];[.A6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189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48:.G648];[.A6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1634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49:.G649];[.A6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0740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50:.G650];[.A6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6639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651:.G651];[.A6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5645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652:.G652];[.A6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50332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653:.G653];[.A6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36695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654:.G654];[.A6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33550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655:.G655];[.A6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3225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656:.G656];[.A6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2930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657:.G657];[.A6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15401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658:.G658];[.A6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1377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659:.G659];[.A6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07636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660:.G660];[.A6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0498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661:.G661];[.A6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0498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662:.G662];[.A6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0442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663:.G663];[.A6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0439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664:.G664];[.A6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98230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665:.G665];[.A6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9796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66:.G666];[.A6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9149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667:.G667];[.A6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91445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668:.G668];[.A6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9126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669:.G669];[.A6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90115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670:.G670];[.A6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8386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671:.G671];[.A6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838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672:.G672];[.A6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829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73:.G673];[.A6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698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74:.G674];[.A6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692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675:.G675];[.A6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499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676:.G676];[.A6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496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677:.G677];[.A6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4813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678:.G678];[.A6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6383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79:.G679];[.A6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6083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680:.G680];[.A6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5727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681:.G681];[.A6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5716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82:.G682];[.A6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5173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683:.G683];[.A6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5016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684:.G684];[.A6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500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685:.G685];[.A6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4717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86:.G686];[.A6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4398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687:.G687];[.A6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370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688:.G688];[.A6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35312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689:.G689];[.A6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3498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690:.G690];[.A6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31817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691:.G691];[.A6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211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692:.G692];[.A6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1401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93:.G693];[.A6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0341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94:.G694];[.A6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03107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695:.G695];[.A6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0292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96:.G696];[.A6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974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697:.G697];[.A6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9415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698:.G698];[.A6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9368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699:.G699];[.A6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91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700:.G700];[.A7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66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701:.G701];[.A7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6035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702:.G702];[.A7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5997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703:.G703];[.A7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54412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04:.G704];[.A7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53163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705:.G705];[.A7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522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706:.G706];[.A7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4091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707:.G707];[.A7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4085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708:.G708];[.A7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3797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709:.G709];[.A7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37773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710:.G710];[.A7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3383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11:.G711];[.A7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3153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712:.G712];[.A7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832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13:.G713];[.A7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472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14:.G714];[.A7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384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715:.G715];[.A7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376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716:.G716];[.A7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276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717:.G717];[.A7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178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718:.G718];[.A7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164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719:.G719];[.A7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160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20:.G720];[.A7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157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21:.G721];[.A7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1777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22:.G722];[.A7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1408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723:.G723];[.A7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0891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724:.G724];[.A7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07890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725:.G725];[.A7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0597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26:.G726];[.A7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0348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27:.G727];[.A7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96245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728:.G728];[.A7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9381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729:.G729];[.A7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9376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730:.G730];[.A7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8863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731:.G731];[.A7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8793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732:.G732];[.A7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8565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733:.G733];[.A7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85397newsML.txt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734:.G734];[.A7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7319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35:.G735];[.A7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665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36:.G736];[.A7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379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737:.G737];[.A7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3725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738:.G738];[.A7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3704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739:.G739];[.A7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33169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740:.G740];[.A7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2067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741:.G741];[.A7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2017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42:.G742];[.A7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1649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43:.G743];[.A7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0728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44:.G744];[.A7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06941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745:.G745];[.A7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0691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46:.G746];[.A7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0550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47:.G747];[.A7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0412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48:.G748];[.A7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0002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49:.G749];[.A7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9661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50:.G750];[.A7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6203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51:.G751];[.A7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5707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752:.G752];[.A7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989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53:.G753];[.A7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984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54:.G754];[.A7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983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755:.G755];[.A7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983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756:.G756];[.A7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79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57:.G757];[.A7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73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758:.G758];[.A7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708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759:.G759];[.A7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544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60:.G760];[.A7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530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61:.G761];[.A7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524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762:.G762];[.A7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521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63:.G763];[.A7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385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64:.G764];[.A7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240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65:.G765];[.A7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072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66:.G766];[.A7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39199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767:.G767];[.A7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3918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68:.G768];[.A7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24666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69:.G769];[.A7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1746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70:.G770];[.A7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0167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71:.G771];[.A7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9766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72:.G772];[.A7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9645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773:.G773];[.A7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9601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74:.G774];[.A7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951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75:.G775];[.A7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9359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76:.G776];[.A7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9095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77:.G777];[.A7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8858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78:.G778];[.A7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8477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79:.G779];[.A7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8114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80:.G780];[.A7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81124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781:.G781];[.A7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8104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782:.G782];[.A7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7788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783:.G783];[.A7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7676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784:.G784];[.A7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7610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785:.G785];[.A7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75638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786:.G786];[.A7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861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87:.G787];[.A7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698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788:.G788];[.A7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580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789:.G789];[.A7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40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90:.G790];[.A7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405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91:.G791];[.A7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404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92:.G792];[.A7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39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793:.G793];[.A7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39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794:.G794];[.A7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273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95:.G795];[.A7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272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796:.G796];[.A7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5750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797:.G797];[.A7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542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798:.G798];[.A7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4252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799:.G799];[.A7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2983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800:.G800];[.A8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4572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801:.G801];[.A8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3897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802:.G802];[.A8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3705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803:.G803];[.A8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3400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804:.G804];[.A8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3392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805:.G805];[.A8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27633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806:.G806];[.A8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25493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807:.G807];[.A8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2268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808:.G808];[.A8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16986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809:.G809];[.A8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0983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810:.G810];[.A8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0939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811:.G811];[.A8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00966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812:.G812];[.A8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8342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813:.G813];[.A8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8268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814:.G814];[.A8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42510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815:.G815];[.A8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40454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816:.G816];[.A8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3685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817:.G817];[.A8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3416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818:.G818];[.A8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34156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819:.G819];[.A8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34092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820:.G820];[.A8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3233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821:.G821];[.A8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3067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822:.G822];[.A8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28737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823:.G823];[.A8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28203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824:.G824];[.A8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2699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825:.G825];[.A8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2067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826:.G826];[.A8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2067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827:.G827];[.A8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1760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828:.G828];[.A8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0697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829:.G829];[.A8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97480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830:.G830];[.A8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958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831:.G831];[.A8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9112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832:.G832];[.A8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89381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833:.G833];[.A8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8693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834:.G834];[.A8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86895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835:.G835];[.A8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823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836:.G836];[.A8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6965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837:.G837];[.A8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6235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838:.G838];[.A8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6226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839:.G839];[.A8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5920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840:.G840];[.A8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59052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841:.G841];[.A8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5329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842:.G842];[.A8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5077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843:.G843];[.A8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4908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844:.G844];[.A8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45797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845:.G845];[.A8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36742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846:.G846];[.A8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3643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847:.G847];[.A8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30536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848:.G848];[.A8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3046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849:.G849];[.A8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276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850:.G850];[.A8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658873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851:.G851];[.A8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65887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852:.G852];[.A8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65587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853:.G853];[.A8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64933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854:.G854];[.A8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85799newsML.txt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855:.G855];[.A8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85792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856:.G856];[.A8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8194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857:.G857];[.A8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7863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858:.G858];[.A8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68933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859:.G859];[.A8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6892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860:.G860];[.A8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62380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861:.G861];[.A8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53338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862:.G862];[.A8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49929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863:.G863];[.A8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49927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864:.G864];[.A8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43329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865:.G865];[.A8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35007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866:.G866];[.A8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2748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867:.G867];[.A8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244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868:.G868];[.A8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2417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869:.G869];[.A8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20069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870:.G870];[.A8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1280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871:.G871];[.A8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02183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872:.G872];[.A8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9924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873:.G873];[.A8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9623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874:.G874];[.A8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90605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875:.G875];[.A8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892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876:.G876];[.A8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87152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877:.G877];[.A8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7157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878:.G878];[.A8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7154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879:.G879];[.A8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62692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880:.G880];[.A8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5864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881:.G881];[.A8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55687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882:.G882];[.A8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35827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883:.G883];[.A8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3273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884:.G884];[.A8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2993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885:.G885];[.A8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2906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886:.G886];[.A8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2905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887:.G887];[.A8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2904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888:.G888];[.A8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17209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889:.G889];[.A8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06980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890:.G890];[.A8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0386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891:.G891];[.A8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03844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892:.G892];[.A8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81833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893:.G893];[.A8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8180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894:.G894];[.A8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77937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895:.G895];[.A8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7505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896:.G896];[.A8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69043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897:.G897];[.A8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6652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898:.G898];[.A8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6521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899:.G899];[.A8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6289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900:.G900];[.A9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674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901:.G901];[.A9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481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02:.G902];[.A9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46928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903:.G903];[.A9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4487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904:.G904];[.A9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4484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905:.G905];[.A9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425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06:.G906];[.A9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21317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907:.G907];[.A9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2110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908:.G908];[.A9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2056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909:.G909];[.A9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1740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910:.G910];[.A9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1738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911:.G911];[.A9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15844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912:.G912];[.A9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1368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913:.G913];[.A9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0293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914:.G914];[.A9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0263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915:.G915];[.A9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9487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16:.G916];[.A9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9386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917:.G917];[.A9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9114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18:.G918];[.A9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91129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919:.G919];[.A9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8457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920:.G920];[.A9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8412newsML.txt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921:.G921];[.A9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8211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22:.G922];[.A9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661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923:.G923];[.A9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6519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924:.G924];[.A9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63526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925:.G925];[.A9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60399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926:.G926];[.A9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5496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927:.G927];[.A9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5319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928:.G928];[.A9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460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929:.G929];[.A9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391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930:.G930];[.A9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3331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31:.G931];[.A9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28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932:.G932];[.A9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2744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933:.G933];[.A9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1492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934:.G934];[.A9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0845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935:.G935];[.A9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96291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936:.G936];[.A9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90085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937:.G937];[.A9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7317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938:.G938];[.A9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5419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939:.G939];[.A9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54157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940:.G940];[.A9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511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941:.G941];[.A9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4717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942:.G942];[.A9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37850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943:.G943];[.A9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377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944:.G944];[.A9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2859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945:.G945];[.A9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2486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946:.G946];[.A9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2272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947:.G947];[.A9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2214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948:.G948];[.A9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2212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949:.G949];[.A9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21580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950:.G950];[.A9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641597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951:.G951];[.A9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6409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952:.G952];[.A9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62780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953:.G953];[.A9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6273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954:.G954];[.A9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6126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55:.G955];[.A9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603160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956:.G956];[.A9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60064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957:.G957];[.A9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9948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958:.G958];[.A9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96049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959:.G959];[.A9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9603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60:.G960];[.A9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9600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61:.G961];[.A9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9340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62:.G962];[.A9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91708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963:.G963];[.A9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8802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964:.G964];[.A9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8622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965:.G965];[.A9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8080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966:.G966];[.A9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80795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967:.G967];[.A9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75912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68:.G968];[.A9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7083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969:.G969];[.A9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702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970:.G970];[.A9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6778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971:.G971];[.A9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67757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72:.G972];[.A9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6448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973:.G973];[.A9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6445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974:.G974];[.A9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52232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975:.G975];[.A9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4868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976:.G976];[.A9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4866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977:.G977];[.A9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3359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978:.G978];[.A9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3035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79:.G979];[.A9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2985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980:.G980];[.A9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2981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981:.G981];[.A9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275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982:.G982];[.A9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2627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983:.G983];[.A9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2625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984:.G984];[.A9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0901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985:.G985];[.A9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6465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986:.G986];[.A9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5462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987:.G987];[.A9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5460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988:.G988];[.A9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5438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989:.G989];[.A9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41325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990:.G990];[.A9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4127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991:.G991];[.A9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3462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992:.G992];[.A9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2646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993:.G993];[.A9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25125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994:.G994];[.A9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25083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995:.G995];[.A9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2226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996:.G996];[.A9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22190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997:.G997];[.A9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1937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998:.G998];[.A9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1611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99:.G999];[.A9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08940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000:.G1000];[.A10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5854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001:.G1001];[.A10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5244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002:.G1002];[.A10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5233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003:.G1003];[.A100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5191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004:.G1004];[.A100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5174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005:.G1005];[.A10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5157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006:.G1006];[.A10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5151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007:.G1007];[.A10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4831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008:.G1008];[.A10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4831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009:.G1009];[.A10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45720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010:.G1010];[.A10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44888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011:.G1011];[.A10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42055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12:.G1012];[.A10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4114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13:.G1013];[.A10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3898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014:.G1014];[.A10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29000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015:.G1015];[.A10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2683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16:.G1016];[.A10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2608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017:.G1017];[.A10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2508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018:.G1018];[.A10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1900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019:.G1019];[.A10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1323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020:.G1020];[.A10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1230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021:.G1021];[.A10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0916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022:.G1022];[.A10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0693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023:.G1023];[.A10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0611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024:.G1024];[.A10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0392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025:.G1025];[.A10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0319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026:.G1026];[.A10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7529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27:.G1027];[.A10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7181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028:.G1028];[.A10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7181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029:.G1029];[.A10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7084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030:.G1030];[.A10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68454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031:.G1031];[.A10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6826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032:.G1032];[.A10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6821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033:.G1033];[.A10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65353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34:.G1034];[.A10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6259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035:.G1035];[.A10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5981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036:.G1036];[.A10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5328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037:.G1037];[.A10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4968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038:.G1038];[.A10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4094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039:.G1039];[.A10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4093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040:.G1040];[.A10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4043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041:.G1041];[.A10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4021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042:.G1042];[.A10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8398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043:.G1043];[.A10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751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044:.G1044];[.A10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543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045:.G1045];[.A10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535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046:.G1046];[.A10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520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47:.G1047];[.A10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458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48:.G1048];[.A10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447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049:.G1049];[.A10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447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050:.G1050];[.A10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92007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51:.G1051];[.A10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8567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052:.G1052];[.A10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79778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053:.G1053];[.A10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75753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054:.G1054];[.A10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7257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55:.G1055];[.A10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72497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056:.G1056];[.A10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7174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57:.G1057];[.A10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6923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58:.G1058];[.A10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681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59:.G1059];[.A10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6316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60:.G1060];[.A10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4273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061:.G1061];[.A10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3963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062:.G1062];[.A10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3955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063:.G1063];[.A10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390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064:.G1064];[.A10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3647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065:.G1065];[.A10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3637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66:.G1066];[.A10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1978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067:.G1067];[.A10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13563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068:.G1068];[.A10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0153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069:.G1069];[.A10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97530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070:.G1070];[.A10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6590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71:.G1071];[.A10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6273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72:.G1072];[.A10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551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73:.G1073];[.A10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5464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74:.G1074];[.A10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2569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075:.G1075];[.A10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1688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076:.G1076];[.A10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1138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077:.G1077];[.A10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9937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078:.G1078];[.A10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9077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079:.G1079];[.A10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8188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080:.G1080];[.A10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81244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081:.G1081];[.A10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65820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082:.G1082];[.A10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65761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083:.G1083];[.A10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5259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084:.G1084];[.A10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4229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085:.G1085];[.A10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349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086:.G1086];[.A10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3281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087:.G1087];[.A10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2076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088:.G1088];[.A10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0709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089:.G1089];[.A10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04096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90:.G1090];[.A10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9754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91:.G1091];[.A10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90774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092:.G1092];[.A10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707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093:.G1093];[.A10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704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094:.G1094];[.A10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6004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095:.G1095];[.A10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5369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96:.G1096];[.A10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4784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097:.G1097];[.A10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4042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098:.G1098];[.A10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3735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099:.G1099];[.A10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3444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00:.G1100];[.A11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8035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01:.G1101];[.A11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7481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02:.G1102];[.A11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7097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03:.G1103];[.A11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68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04:.G1104];[.A11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6787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05:.G1105];[.A11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632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06:.G1106];[.A11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6111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07:.G1107];[.A11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58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08:.G1108];[.A11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5150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09:.G1109];[.A11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4851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10:.G1110];[.A11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4423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11:.G1111];[.A11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41368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12:.G1112];[.A11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3796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13:.G1113];[.A11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3469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14:.G1114];[.A11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3174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15:.G1115];[.A11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3170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16:.G1116];[.A11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2686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17:.G1117];[.A11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2669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18:.G1118];[.A11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228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19:.G1119];[.A11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2234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20:.G1120];[.A11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1350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21:.G1121];[.A11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09029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22:.G1122];[.A11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0263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23:.G1123];[.A11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9889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24:.G1124];[.A11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937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25:.G1125];[.A11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913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26:.G1126];[.A11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7899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27:.G1127];[.A11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671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28:.G1128];[.A11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411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29:.G1129];[.A11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408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30:.G1130];[.A11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238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31:.G1131];[.A11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2189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32:.G1132];[.A11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8319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33:.G1133];[.A11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74038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34:.G1134];[.A11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6820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35:.G1135];[.A11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5880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36:.G1136];[.A11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5877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37:.G1137];[.A11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5117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38:.G1138];[.A11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478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39:.G1139];[.A11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468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40:.G1140];[.A11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4246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41:.G1141];[.A11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36018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42:.G1142];[.A11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3476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43:.G1143];[.A11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2970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44:.G1144];[.A11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2932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45:.G1145];[.A11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2654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46:.G1146];[.A11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0867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47:.G1147];[.A11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0159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48:.G1148];[.A11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015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49:.G1149];[.A11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2964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50:.G1150];[.A11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55388newsML.txt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151:.G1151];[.A11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55375newsML.txt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152:.G1152];[.A11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53290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153:.G1153];[.A11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4984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154:.G1154];[.A11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4623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155:.G1155];[.A11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43308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1156:.G1156];[.A11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43300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157:.G1157];[.A11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2413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158:.G1158];[.A11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24134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159:.G1159];[.A11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2005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160:.G1160];[.A11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1889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161:.G1161];[.A11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16745newsML.tx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162:.G1162];[.A11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142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163:.G1163];[.A11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0876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164:.G1164];[.A11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0581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165:.G1165];[.A11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03342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166:.G1166];[.A11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7150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167:.G1167];[.A11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68774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168:.G1168];[.A11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65637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169:.G1169];[.A11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62651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170:.G1170];[.A11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58593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171:.G1171];[.A11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580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172:.G1172];[.A11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49523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173:.G1173];[.A11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40413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174:.G1174];[.A11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38922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175:.G1175];[.A11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3267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176:.G1176];[.A11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26115newsML.tx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177:.G1177];[.A11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2601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1178:.G1178];[.A11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23498newsML.tx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179:.G1179];[.A11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1989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180:.G1180];[.A11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17179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181:.G1181];[.A11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16661newsML.txt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182:.G1182];[.A11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11926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183:.G1183];[.A11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11919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184:.G1184];[.A11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0994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185:.G1185];[.A11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09936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186:.G1186];[.A11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0885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187:.G1187];[.A11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06245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188:.G1188];[.A11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06179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189:.G1189];[.A11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97422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190:.G1190];[.A11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90618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191:.G1191];[.A11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87432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192:.G1192];[.A11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84226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193:.G1193];[.A11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81781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194:.G1194];[.A11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79934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195:.G1195];[.A11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7788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196:.G1196];[.A11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7184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197:.G1197];[.A11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7183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98:.G1198];[.A11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6898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1199:.G1199];[.A11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68984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200:.G1200];[.A12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8644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201:.G1201];[.A12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8507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202:.G1202];[.A12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7989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203:.G1203];[.A12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7986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204:.G1204];[.A12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7925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205:.G1205];[.A12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7801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206:.G1206];[.A12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76094newsML.tx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207:.G1207];[.A12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7231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208:.G1208];[.A12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6019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09:.G1209];[.A12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59907newsML.txt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210:.G1210];[.A12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42251newsML.txt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211:.G1211];[.A12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1944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212:.G1212];[.A12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1941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13:.G1213];[.A12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1569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14:.G1214];[.A12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0669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215:.G1215];[.A12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0002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216:.G1216];[.A12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9453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17:.G1217];[.A12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91651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1218:.G1218];[.A12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91080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219:.G1219];[.A12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8458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220:.G1220];[.A12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8204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221:.G1221];[.A12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7907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222:.G1222];[.A12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7450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23:.G1223];[.A12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7272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224:.G1224];[.A12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69597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225:.G1225];[.A12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69438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1226:.G1226];[.A12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6726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227:.G1227];[.A12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6008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228:.G1228];[.A12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4511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229:.G1229];[.A12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4258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230:.G1230];[.A12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4083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231:.G1231];[.A12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3667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232:.G1232];[.A12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1539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233:.G1233];[.A12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1384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234:.G1234];[.A12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0457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235:.G1235];[.A12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96513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1236:.G1236];[.A12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6968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237:.G1237];[.A12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6734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238:.G1238];[.A12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66916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239:.G1239];[.A12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6430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240:.G1240];[.A12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5917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41:.G1241];[.A12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5776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42:.G1242];[.A12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5772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243:.G1243];[.A12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5722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244:.G1244];[.A12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5428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245:.G1245];[.A12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49979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246:.G1246];[.A12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4727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47:.G1247];[.A12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4093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248:.G1248];[.A12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3363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249:.G1249];[.A12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3279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250:.G1250];[.A12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8696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251:.G1251];[.A12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8539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252:.G1252];[.A12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8404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253:.G1253];[.A12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8394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54:.G1254];[.A12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8101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255:.G1255];[.A12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7958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256:.G1256];[.A12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7952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257:.G1257];[.A12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7683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58:.G1258];[.A12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7224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259:.G1259];[.A12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66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260:.G1260];[.A12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6299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261:.G1261];[.A12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4386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262:.G1262];[.A12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33102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1263:.G1263];[.A12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0633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264:.G1264];[.A12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0053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65:.G1265];[.A12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8732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266:.G1266];[.A12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8562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267:.G1267];[.A12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84224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268:.G1268];[.A12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8351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269:.G1269];[.A12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7346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270:.G1270];[.A12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7078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71:.G1271];[.A12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49729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272:.G1272];[.A12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4773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273:.G1273];[.A12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4315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274:.G1274];[.A12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4306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275:.G1275];[.A12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3849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276:.G1276];[.A12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2672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277:.G1277];[.A12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1995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278:.G1278];[.A12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0867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279:.G1279];[.A12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0748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280:.G1280];[.A12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0743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281:.G1281];[.A12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0723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282:.G1282];[.A12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88570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283:.G1283];[.A12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8682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284:.G1284];[.A12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8103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285:.G1285];[.A12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7146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286:.G1286];[.A12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6408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287:.G1287];[.A12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6257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288:.G1288];[.A12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5560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289:.G1289];[.A12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52436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290:.G1290];[.A12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5237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291:.G1291];[.A12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52353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292:.G1292];[.A12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49476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293:.G1293];[.A12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4888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294:.G1294];[.A12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4640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295:.G1295];[.A12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4126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296:.G1296];[.A12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4055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297:.G1297];[.A12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4049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298:.G1298];[.A12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3573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299:.G1299];[.A12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3416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300:.G1300];[.A13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7354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301:.G1301];[.A13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70788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302:.G1302];[.A13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6995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303:.G1303];[.A13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547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304:.G1304];[.A13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4840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305:.G1305];[.A13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46953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306:.G1306];[.A13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4179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307:.G1307];[.A13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4128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08:.G1308];[.A13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3782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309:.G1309];[.A13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3463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310:.G1310];[.A13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3162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1311:.G1311];[.A13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2836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12:.G1312];[.A13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2648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313:.G1313];[.A13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2647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314:.G1314];[.A13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25090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1315:.G1315];[.A13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2221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16:.G1316];[.A13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2217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317:.G1317];[.A13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2217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318:.G1318];[.A13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1931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319:.G1319];[.A13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1613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320:.G1320];[.A13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16113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321:.G1321];[.A13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0889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22:.G1322];[.A13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02410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323:.G1323];[.A13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02400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324:.G1324];[.A13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0200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325:.G1325];[.A13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9209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326:.G1326];[.A13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92062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27:.G1327];[.A13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8934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328:.G1328];[.A13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862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329:.G1329];[.A13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861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330:.G1330];[.A13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8612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31:.G1331];[.A13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8215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32:.G1332];[.A13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7395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333:.G1333];[.A13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7393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1334:.G1334];[.A13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73912newsML.tx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335:.G1335];[.A13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7390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36:.G1336];[.A13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69421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337:.G1337];[.A13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6584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338:.G1338];[.A13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658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339:.G1339];[.A13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6571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40:.G1340];[.A13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6183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341:.G1341];[.A13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458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342:.G1342];[.A13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4572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343:.G1343];[.A13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454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344:.G1344];[.A13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1354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345:.G1345];[.A13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1352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46:.G1346];[.A13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124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347:.G1347];[.A13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0427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48:.G1348];[.A13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0427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349:.G1349];[.A13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0426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50:.G1350];[.A13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7796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351:.G1351];[.A13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7472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1352:.G1352];[.A13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7327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353:.G1353];[.A13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72488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354:.G1354];[.A13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7238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355:.G1355];[.A13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7223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356:.G1356];[.A13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7204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357:.G1357];[.A13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6956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358:.G1358];[.A13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6642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59:.G1359];[.A13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5488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360:.G1360];[.A13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473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61:.G1361];[.A13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46011newsML.txt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362:.G1362];[.A13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39578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363:.G1363];[.A13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3543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64:.G1364];[.A13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3523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365:.G1365];[.A13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3238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366:.G1366];[.A13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2823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367:.G1367];[.A13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2029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368:.G1368];[.A13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2020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369:.G1369];[.A13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16801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370:.G1370];[.A13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1489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71:.G1371];[.A13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13889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372:.G1372];[.A13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1381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73:.G1373];[.A13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0447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74:.G1374];[.A13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8893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375:.G1375];[.A13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8867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376:.G1376];[.A13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8811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377:.G1377];[.A13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8806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78:.G1378];[.A13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8806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379:.G1379];[.A13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8693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380:.G1380];[.A13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84867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381:.G1381];[.A13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7623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382:.G1382];[.A13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7570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383:.G1383];[.A13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72992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84:.G1384];[.A13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71262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85:.G1385];[.A13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7008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386:.G1386];[.A13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6849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387:.G1387];[.A13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66914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388:.G1388];[.A13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66022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389:.G1389];[.A13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5937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90:.G1390];[.A13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5428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391:.G1391];[.A13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5031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392:.G1392];[.A13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4818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393:.G1393];[.A13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4688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394:.G1394];[.A13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4312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395:.G1395];[.A13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4291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396:.G1396];[.A13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39838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397:.G1397];[.A13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3678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398:.G1398];[.A13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3154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399:.G1399];[.A13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3057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400:.G1400];[.A14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9028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401:.G1401];[.A14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836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402:.G1402];[.A14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832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403:.G1403];[.A14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8279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04:.G1404];[.A14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7757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405:.G1405];[.A14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702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06:.G1406];[.A14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702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407:.G1407];[.A14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6511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08:.G1408];[.A14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62593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409:.G1409];[.A14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50915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10:.G1410];[.A14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48891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411:.G1411];[.A14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4784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412:.G1412];[.A14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47694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413:.G1413];[.A14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4481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14:.G1414];[.A14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4347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415:.G1415];[.A14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4056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416:.G1416];[.A14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40457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1417:.G1417];[.A14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38320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418:.G1418];[.A14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37680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419:.G1419];[.A14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37641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420:.G1420];[.A14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34470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21:.G1421];[.A14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11267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422:.G1422];[.A14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0818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423:.G1423];[.A14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0683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24:.G1424];[.A14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0507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25:.G1425];[.A14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01970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426:.G1426];[.A14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9986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427:.G1427];[.A14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9733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428:.G1428];[.A14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93344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429:.G1429];[.A14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9183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430:.G1430];[.A14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9182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431:.G1431];[.A14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8595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32:.G1432];[.A14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7377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33:.G1433];[.A14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73246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434:.G1434];[.A14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7324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435:.G1435];[.A14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5797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436:.G1436];[.A14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47893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1437:.G1437];[.A14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46245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438:.G1438];[.A14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4604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439:.G1439];[.A14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4330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440:.G1440];[.A14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4173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41:.G1441];[.A14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3861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442:.G1442];[.A14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2580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43:.G1443];[.A14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11198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44:.G1444];[.A14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0234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445:.G1445];[.A14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008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46:.G1446];[.A14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94805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447:.G1447];[.A14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93079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448:.G1448];[.A14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9059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449:.G1449];[.A14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8910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450:.G1450];[.A14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65617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51:.G1451];[.A14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61990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452:.G1452];[.A14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6116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1453:.G1453];[.A14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60892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54:.G1454];[.A14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59767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455:.G1455];[.A14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58225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56:.G1456];[.A14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5812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57:.G1457];[.A14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57577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58:.G1458];[.A14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5559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459:.G1459];[.A14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550188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460:.G1460];[.A14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916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61:.G1461];[.A14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8923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62:.G1462];[.A14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8741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463:.G1463];[.A14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8734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64:.G1464];[.A14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8433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65:.G1465];[.A14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8130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66:.G1466];[.A14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7880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67:.G1467];[.A14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7870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68:.G1468];[.A14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7664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469:.G1469];[.A14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7426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70:.G1470];[.A14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7183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471:.G1471];[.A14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7182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472:.G1472];[.A14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6915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473:.G1473];[.A14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3933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74:.G1474];[.A14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3617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475:.G1475];[.A14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3018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476:.G1476];[.A14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2090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477:.G1477];[.A14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0727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78:.G1478];[.A14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0421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79:.G1479];[.A14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0094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480:.G1480];[.A14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90910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481:.G1481];[.A14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9090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482:.G1482];[.A14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7534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83:.G1483];[.A14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7526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84:.G1484];[.A14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7163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485:.G1485];[.A14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715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486:.G1486];[.A14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6939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487:.G1487];[.A14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6938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488:.G1488];[.A14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6938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489:.G1489];[.A14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69313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490:.G1490];[.A14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69311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491:.G1491];[.A14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6930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492:.G1492];[.A14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66798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493:.G1493];[.A14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66764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494:.G1494];[.A14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6566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495:.G1495];[.A14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6524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96:.G1496];[.A14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6013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497:.G1497];[.A14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5697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98:.G1498];[.A14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5691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99:.G1499];[.A14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5389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00:.G1500];[.A15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51450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501:.G1501];[.A15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51081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502:.G1502];[.A15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5044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03:.G1503];[.A15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5039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504:.G1504];[.A15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50207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505:.G1505];[.A15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50081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06:.G1506];[.A15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9612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507:.G1507];[.A15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91803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508:.G1508];[.A15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704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509:.G1509];[.A15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6875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510:.G1510];[.A15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6872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11:.G1511];[.A15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67535newsML.txt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512:.G1512];[.A15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6259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513:.G1513];[.A15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5855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514:.G1514];[.A15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5777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1515:.G1515];[.A15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4827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16:.G1516];[.A15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4206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17:.G1517];[.A15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4119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18:.G1518];[.A15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40528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19:.G1519];[.A15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3764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520:.G1520];[.A15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3735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521:.G1521];[.A15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3419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522:.G1522];[.A15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327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523:.G1523];[.A15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3261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524:.G1524];[.A15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3113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525:.G1525];[.A15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2567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526:.G1526];[.A15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2494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527:.G1527];[.A15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2445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28:.G1528];[.A15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2343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529:.G1529];[.A15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2337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530:.G1530];[.A15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8931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31:.G1531];[.A15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8884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32:.G1532];[.A15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8878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33:.G1533];[.A15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85554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534:.G1534];[.A15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8547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535:.G1535];[.A15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8413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536:.G1536];[.A15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7694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37:.G1537];[.A15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76476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538:.G1538];[.A15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7037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539:.G1539];[.A15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7035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540:.G1540];[.A15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6800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541:.G1541];[.A15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6761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542:.G1542];[.A15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6644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543:.G1543];[.A15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6175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544:.G1544];[.A15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6129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545:.G1545];[.A15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5503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546:.G1546];[.A15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5500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547:.G1547];[.A15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4332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548:.G1548];[.A15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4018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49:.G1549];[.A15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40123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550:.G1550];[.A15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9712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551:.G1551];[.A15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954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52:.G1552];[.A15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796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53:.G1553];[.A15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490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554:.G1554];[.A15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11361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55:.G1555];[.A15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0861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56:.G1556];[.A15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0597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57:.G1557];[.A15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0594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58:.G1558];[.A15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9932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559:.G1559];[.A15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8377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60:.G1560];[.A15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7161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561:.G1561];[.A15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6865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562:.G1562];[.A15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6861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563:.G1563];[.A15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6576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64:.G1564];[.A15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6574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65:.G1565];[.A15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65483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566:.G1566];[.A15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5548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567:.G1567];[.A15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4823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68:.G1568];[.A156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4636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69:.G1569];[.A156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3556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70:.G1570];[.A15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3411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571:.G1571];[.A15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3287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572:.G1572];[.A15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3253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573:.G1573];[.A15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2909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574:.G1574];[.A157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2370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575:.G1575];[.A15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2083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576:.G1576];[.A15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1020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77:.G1577];[.A157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048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578:.G1578];[.A15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0068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79:.G1579];[.A15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959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80:.G1580];[.A15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911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81:.G1581];[.A15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7206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582:.G1582];[.A15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7167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583:.G1583];[.A15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5993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84:.G1584];[.A15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5669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585:.G1585];[.A158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5668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86:.G1586];[.A15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5373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587:.G1587];[.A158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5243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588:.G1588];[.A15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5052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589:.G1589];[.A15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4925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90:.G1590];[.A15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436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91:.G1591];[.A159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2780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92:.G1592];[.A15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2118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593:.G1593];[.A15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2088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594:.G1594];[.A15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1811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595:.G1595];[.A15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9894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596:.G1596];[.A15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921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97:.G1597];[.A15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862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98:.G1598];[.A15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82901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599:.G1599];[.A15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8285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600:.G1600];[.A16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875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601:.G1601];[.A16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8256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602:.G1602];[.A16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8097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603:.G1603];[.A16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7983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1604:.G1604];[.A16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768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605:.G1605];[.A16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694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06:.G1606];[.A16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6748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607:.G1607];[.A16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6748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608:.G1608];[.A16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6705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609:.G1609];[.A16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6695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610:.G1610];[.A16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5712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611:.G1611];[.A16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56850newsML.tx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612:.G1612];[.A16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5555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613:.G1613];[.A16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5083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614:.G1614];[.A16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43467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615:.G1615];[.A16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4051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616:.G1616];[.A16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3735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617:.G1617];[.A16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3416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618:.G1618];[.A16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27200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619:.G1619];[.A16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2447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620:.G1620];[.A16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9241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621:.G1621];[.A16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869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622:.G1622];[.A16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711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623:.G1623];[.A16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600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624:.G1624];[.A16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557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625:.G1625];[.A16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557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626:.G1626];[.A16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423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27:.G1627];[.A16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416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628:.G1628];[.A16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332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629:.G1629];[.A16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331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630:.G1630];[.A16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134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631:.G1631];[.A16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0880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632:.G1632];[.A16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0815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633:.G1633];[.A16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05201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634:.G1634];[.A16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05061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1635:.G1635];[.A16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0235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636:.G1636];[.A16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02056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637:.G1637];[.A16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0054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38:.G1638];[.A16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9877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639:.G1639];[.A16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9737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640:.G1640];[.A16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88829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641:.G1641];[.A16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8873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642:.G1642];[.A16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87359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1643:.G1643];[.A16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8596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644:.G1644];[.A16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8556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645:.G1645];[.A16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8544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646:.G1646];[.A16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8418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647:.G1647];[.A16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79899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648:.G1648];[.A16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79346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649:.G1649];[.A16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7933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650:.G1650];[.A16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7640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651:.G1651];[.A16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7612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652:.G1652];[.A16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64608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653:.G1653];[.A16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6404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654:.G1654];[.A16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605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655:.G1655];[.A16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4789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656:.G1656];[.A16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4069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657:.G1657];[.A16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35563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658:.G1658];[.A16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3163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659:.G1659];[.A16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2989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660:.G1660];[.A16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2763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661:.G1661];[.A16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2265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662:.G1662];[.A16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1442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663:.G1663];[.A16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0368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64:.G1664];[.A16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9870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665:.G1665];[.A16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9864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666:.G1666];[.A16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9550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667:.G1667];[.A16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94369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668:.G1668];[.A16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9433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669:.G1669];[.A16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9303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670:.G1670];[.A16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452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671:.G1671];[.A16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4523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672:.G1672];[.A16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452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673:.G1673];[.A16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364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74:.G1674];[.A16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350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675:.G1675];[.A16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270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76:.G1676];[.A16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270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77:.G1677];[.A16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269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678:.G1678];[.A16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159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679:.G1679];[.A16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158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680:.G1680];[.A16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0615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681:.G1681];[.A16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6913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682:.G1682];[.A16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6798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683:.G1683];[.A16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6509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684:.G1684];[.A16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54373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685:.G1685];[.A16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5354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686:.G1686];[.A16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5304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687:.G1687];[.A16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53042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688:.G1688];[.A16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5160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1689:.G1689];[.A16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4710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690:.G1690];[.A16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47051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691:.G1691];[.A16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45684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692:.G1692];[.A16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40421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693:.G1693];[.A16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3921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694:.G1694];[.A16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37984newsML.txt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695:.G1695];[.A16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3489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696:.G1696];[.A16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3207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697:.G1697];[.A16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25506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1698:.G1698];[.A16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2549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699:.G1699];[.A16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241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700:.G1700];[.A17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3070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701:.G1701];[.A17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3070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702:.G1702];[.A17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27974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703:.G1703];[.A17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23064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704:.G1704];[.A17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2001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705:.G1705];[.A17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1998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706:.G1706];[.A17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190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707:.G1707];[.A17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18702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708:.G1708];[.A17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18685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709:.G1709];[.A17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18676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710:.G1710];[.A17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11799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711:.G1711];[.A17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1033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712:.G1712];[.A17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9603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713:.G1713];[.A17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9568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714:.G1714];[.A17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95053newsML.txt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715:.G1715];[.A17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93575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716:.G1716];[.A17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9090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717:.G1717];[.A17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8561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718:.G1718];[.A17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8561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719:.G1719];[.A17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8117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720:.G1720];[.A17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7555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721:.G1721];[.A17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75058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722:.G1722];[.A17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6706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723:.G1723];[.A17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64074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724:.G1724];[.A17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64073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725:.G1725];[.A17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61243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726:.G1726];[.A17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58624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727:.G1727];[.A17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58609newsML.tx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728:.G1728];[.A17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52143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729:.G1729];[.A17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5211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730:.G1730];[.A17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5210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731:.G1731];[.A17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4627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732:.G1732];[.A17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9874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733:.G1733];[.A17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986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734:.G1734];[.A17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694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735:.G1735];[.A17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693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736:.G1736];[.A17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405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737:.G1737];[.A17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405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738:.G1738];[.A17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4051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739:.G1739];[.A17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4043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740:.G1740];[.A17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2779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741:.G1741];[.A17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109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742:.G1742];[.A17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109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743:.G1743];[.A17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28366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744:.G1744];[.A17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2279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745:.G1745];[.A17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21614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746:.G1746];[.A17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2011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747:.G1747];[.A17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20108newsML.txt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748:.G1748];[.A17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17288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749:.G1749];[.A17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1725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750:.G1750];[.A17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6731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751:.G1751];[.A17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669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752:.G1752];[.A17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637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753:.G1753];[.A17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620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754:.G1754];[.A17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620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755:.G1755];[.A17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5810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756:.G1756];[.A17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551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757:.G1757];[.A17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5468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758:.G1758];[.A17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407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759:.G1759];[.A17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253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760:.G1760];[.A17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246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761:.G1761];[.A17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218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762:.G1762];[.A17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963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763:.G1763];[.A17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947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764:.G1764];[.A17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796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765:.G1765];[.A17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794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766:.G1766];[.A17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794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767:.G1767];[.A17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641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768:.G1768];[.A176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623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769:.G1769];[.A176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466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770:.G1770];[.A17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466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771:.G1771];[.A17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297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72:.G1772];[.A17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220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73:.G1773];[.A17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217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774:.G1774];[.A177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126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775:.G1775];[.A17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124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776:.G1776];[.A17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77239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777:.G1777];[.A177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6196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778:.G1778];[.A17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5876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779:.G1779];[.A17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4985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780:.G1780];[.A17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4929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781:.G1781];[.A17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4927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782:.G1782];[.A17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4841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783:.G1783];[.A17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45343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784:.G1784];[.A17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4076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785:.G1785];[.A17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4069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786:.G1786];[.A17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3932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787:.G1787];[.A17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3616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788:.G1788];[.A17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34756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789:.G1789];[.A17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3354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1790:.G1790];[.A17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3352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791:.G1791];[.A17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16240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792:.G1792];[.A17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1487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793:.G1793];[.A17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1187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794:.G1794];[.A17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1042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795:.G1795];[.A17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10150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796:.G1796];[.A17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07319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797:.G1797];[.A17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0571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798:.G1798];[.A17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0170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1799:.G1799];[.A17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01684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800:.G1800];[.A18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45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801:.G1801];[.A18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38636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802:.G1802];[.A18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256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803:.G1803];[.A180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2021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804:.G1804];[.A180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1986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805:.G1805];[.A18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1286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806:.G1806];[.A18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1136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807:.G1807];[.A18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0861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808:.G1808];[.A18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0596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09:.G1809];[.A18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9510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10:.G1810];[.A18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95089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811:.G1811];[.A18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9448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812:.G1812];[.A18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9333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13:.G1813];[.A18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905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814:.G1814];[.A18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899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815:.G1815];[.A18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8127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816:.G1816];[.A18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7416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17:.G1817];[.A18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7167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18:.G1818];[.A18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6748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819:.G1819];[.A18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6550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820:.G1820];[.A18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6448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821:.G1821];[.A18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6251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822:.G1822];[.A18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592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823:.G1823];[.A18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5579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824:.G1824];[.A18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5258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825:.G1825];[.A18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4663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26:.G1826];[.A18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46351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27:.G1827];[.A18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267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828:.G1828];[.A18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0994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829:.G1829];[.A18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7799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830:.G1830];[.A18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7507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831:.G1831];[.A18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7198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832:.G1832];[.A18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7168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833:.G1833];[.A18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7011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834:.G1834];[.A18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6911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35:.G1835];[.A18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6885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836:.G1836];[.A18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6884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37:.G1837];[.A18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4654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38:.G1838];[.A18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4650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839:.G1839];[.A18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2293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840:.G1840];[.A18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2120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41:.G1841];[.A18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2115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842:.G1842];[.A18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2090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843:.G1843];[.A18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2088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44:.G1844];[.A18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142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845:.G1845];[.A18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142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846:.G1846];[.A18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124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847:.G1847];[.A18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123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48:.G1848];[.A18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0833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49:.G1849];[.A18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0807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50:.G1850];[.A18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60813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851:.G1851];[.A18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6023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852:.G1852];[.A18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97370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853:.G1853];[.A18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89583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54:.G1854];[.A18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84217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855:.G1855];[.A18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84216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856:.G1856];[.A18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7859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57:.G1857];[.A18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7409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858:.G1858];[.A18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74094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859:.G1859];[.A18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7409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60:.G1860];[.A18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7409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61:.G1861];[.A18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7128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62:.G1862];[.A18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70410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863:.G1863];[.A18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6890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64:.G1864];[.A18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6233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65:.G1865];[.A18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59153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66:.G1866];[.A18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5538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867:.G1867];[.A18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5441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68:.G1868];[.A18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533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869:.G1869];[.A18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46238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70:.G1870];[.A18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4331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871:.G1871];[.A18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4001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872:.G1872];[.A18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3498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873:.G1873];[.A18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3141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874:.G1874];[.A18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96213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875:.G1875];[.A18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95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876:.G1876];[.A18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887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77:.G1877];[.A18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8397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878:.G1878];[.A18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832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879:.G1879];[.A18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7152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880:.G1880];[.A18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5992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881:.G1881];[.A18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5901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882:.G1882];[.A18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5861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1883:.G1883];[.A18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337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884:.G1884];[.A18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337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885:.G1885];[.A18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2602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86:.G1886];[.A18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09946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887:.G1887];[.A18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0524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888:.G1888];[.A18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8607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889:.G1889];[.A18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81783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890:.G1890];[.A18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63771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891:.G1891];[.A18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6227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892:.G1892];[.A18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59796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893:.G1893];[.A18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56586newsML.txt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894:.G1894];[.A18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4118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895:.G1895];[.A18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396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896:.G1896];[.A18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37165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897:.G1897];[.A18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2103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898:.G1898];[.A18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0932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899:.G1899];[.A18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0764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00:.G1900];[.A19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404313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901:.G1901];[.A19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40108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902:.G1902];[.A19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925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03:.G1903];[.A190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906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904:.G1904];[.A19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904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1905:.G1905];[.A19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673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06:.G1906];[.A19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670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07:.G1907];[.A19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6702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908:.G1908];[.A19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597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09:.G1909];[.A19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550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10:.G1910];[.A19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548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11:.G1911];[.A19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546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12:.G1912];[.A19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409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13:.G1913];[.A19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221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14:.G1914];[.A19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213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15:.G1915];[.A19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8798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916:.G1916];[.A19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8223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917:.G1917];[.A19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8222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18:.G1918];[.A19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8127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19:.G1919];[.A19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8009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920:.G1920];[.A19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4864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21:.G1921];[.A19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4242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22:.G1922];[.A19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4076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23:.G1923];[.A19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3924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24:.G1924];[.A19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3652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25:.G1925];[.A19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3622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26:.G1926];[.A19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3617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27:.G1927];[.A19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3236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928:.G1928];[.A19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29312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929:.G1929];[.A19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2351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30:.G1930];[.A19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2307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31:.G1931];[.A19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1998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32:.G1932];[.A19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1684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933:.G1933];[.A19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16210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934:.G1934];[.A19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1368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35:.G1935];[.A19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1184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936:.G1936];[.A19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0735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37:.G1937];[.A19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0287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938:.G1938];[.A19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0282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939:.G1939];[.A19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0059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40:.G1940];[.A19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9796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941:.G1941];[.A19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9790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942:.G1942];[.A19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9583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943:.G1943];[.A19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9507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944:.G1944];[.A19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89721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945:.G1945];[.A19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8662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46:.G1946];[.A19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82943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947:.G1947];[.A19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8259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948:.G1948];[.A19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8203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949:.G1949];[.A19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8050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50:.G1950];[.A19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8242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51:.G1951];[.A19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7913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52:.G1952];[.A19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7911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953:.G1953];[.A19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7907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54:.G1954];[.A19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7781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55:.G1955];[.A19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7602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956:.G1956];[.A19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7223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957:.G1957];[.A19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6617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58:.G1958];[.A19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4115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959:.G1959];[.A19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3906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960:.G1960];[.A19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3559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61:.G1961];[.A19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3555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962:.G1962];[.A19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2993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963:.G1963];[.A19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2967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964:.G1964];[.A19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27978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965:.G1965];[.A19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2790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966:.G1966];[.A19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2468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67:.G1967];[.A19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23200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968:.G1968];[.A19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0144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969:.G1969];[.A19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98288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970:.G1970];[.A19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8444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971:.G1971];[.A19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8155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972:.G1972];[.A19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8070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973:.G1973];[.A19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8047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974:.G1974];[.A197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8020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975:.G1975];[.A19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7895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976:.G1976];[.A19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7887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977:.G1977];[.A197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71889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1978:.G1978];[.A19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7083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979:.G1979];[.A19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6615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80:.G1980];[.A19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66141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981:.G1981];[.A19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6607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82:.G1982];[.A19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6604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83:.G1983];[.A19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6102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84:.G1984];[.A19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5930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85:.G1985];[.A19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5300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986:.G1986];[.A19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51574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987:.G1987];[.A19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4447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988:.G1988];[.A19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4422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89:.G1989];[.A19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3947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990:.G1990];[.A19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3489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991:.G1991];[.A199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3473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92:.G1992];[.A19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3149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993:.G1993];[.A19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3031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994:.G1994];[.A19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2681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995:.G1995];[.A19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2661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96:.G1996];[.A19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2524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97:.G1997];[.A19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2400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998:.G1998];[.A19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16452newsML.txt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999:.G1999];[.A19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0907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000:.G2000];[.A20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61840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001:.G2001];[.A20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56113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002:.G2002];[.A20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53647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003:.G2003];[.A20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3914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004:.G2004];[.A20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35691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2005:.G2005];[.A20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2544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06:.G2006];[.A20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2474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07:.G2007];[.A20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2327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008:.G2008];[.A20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1764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009:.G2009];[.A20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1748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010:.G2010];[.A20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1598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11:.G2011];[.A20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8367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012:.G2012];[.A20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8271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13:.G2013];[.A20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7036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014:.G2014];[.A20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6516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015:.G2015];[.A20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59981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016:.G2016];[.A20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5701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017:.G2017];[.A20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56216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018:.G2018];[.A20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3123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019:.G2019];[.A20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1891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020:.G2020];[.A20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18649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2021:.G2021];[.A20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1678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2022:.G2022];[.A20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1260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023:.G2023];[.A20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0947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024:.G2024];[.A20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0841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025:.G2025];[.A20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0836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026:.G2026];[.A20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0752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027:.G2027];[.A20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0643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028:.G2028];[.A20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0445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029:.G2029];[.A20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0314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30:.G2030];[.A20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8253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031:.G2031];[.A20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8228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032:.G2032];[.A20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7457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033:.G2033];[.A20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6776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034:.G2034];[.A20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67137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035:.G2035];[.A20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65349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036:.G2036];[.A20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56361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037:.G2037];[.A20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5327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2038:.G2038];[.A20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37934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039:.G2039];[.A20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3771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040:.G2040];[.A20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3392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041:.G2041];[.A20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31809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042:.G2042];[.A20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31353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2043:.G2043];[.A20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30573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2044:.G2044];[.A20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2884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045:.G2045];[.A20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26019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046:.G2046];[.A20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2383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047:.G2047];[.A20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2061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048:.G2048];[.A20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16916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049:.G2049];[.A20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1412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050:.G2050];[.A20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6015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051:.G2051];[.A20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5801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052:.G2052];[.A20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5504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053:.G2053];[.A20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5247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2054:.G2054];[.A20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5243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055:.G2055];[.A20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5197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056:.G2056];[.A20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47916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057:.G2057];[.A20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4495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058:.G2058];[.A20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4331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59:.G2059];[.A20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3713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060:.G2060];[.A20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3164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061:.G2061];[.A20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3163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062:.G2062];[.A20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295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063:.G2063];[.A20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27640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064:.G2064];[.A20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2242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65:.G2065];[.A20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2092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66:.G2066];[.A20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1931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067:.G2067];[.A20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1444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68:.G2068];[.A20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1339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069:.G2069];[.A20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1257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070:.G2070];[.A20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1120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071:.G2071];[.A20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1119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072:.G2072];[.A20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109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073:.G2073];[.A20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0969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074:.G2074];[.A20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09658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075:.G2075];[.A20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0809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76:.G2076];[.A20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0370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077:.G2077];[.A20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0360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078:.G2078];[.A20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99970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079:.G2079];[.A20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9870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080:.G2080];[.A20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9721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081:.G2081];[.A20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9049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082:.G2082];[.A20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8650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083:.G2083];[.A20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6647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084:.G2084];[.A20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5582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085:.G2085];[.A20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5576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086:.G2086];[.A20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5432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2087:.G2087];[.A20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53043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088:.G2088];[.A20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4106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089:.G2089];[.A20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4068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090:.G2090];[.A20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4042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91:.G2091];[.A20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9190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092:.G2092];[.A20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917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093:.G2093];[.A20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917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094:.G2094];[.A20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7949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095:.G2095];[.A20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7920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096:.G2096];[.A20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2587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2097:.G2097];[.A20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218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098:.G2098];[.A20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213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099:.G2099];[.A20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2106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2100:.G2100];[.A21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3671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101:.G2101];[.A21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3485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102:.G2102];[.A21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312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03:.G2103];[.A21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3099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104:.G2104];[.A21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259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105:.G2105];[.A21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25690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106:.G2106];[.A21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22727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107:.G2107];[.A21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2159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108:.G2108];[.A21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2156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109:.G2109];[.A21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1702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110:.G2110];[.A21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16966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111:.G2111];[.A21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14006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112:.G2112];[.A21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0980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113:.G2113];[.A21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0587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2114:.G2114];[.A21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0180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115:.G2115];[.A21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94544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116:.G2116];[.A21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9269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117:.G2117];[.A21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9122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118:.G2118];[.A21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9032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119:.G2119];[.A21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90135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120:.G2120];[.A21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8866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121:.G2121];[.A21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8784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122:.G2122];[.A21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8762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23:.G2123];[.A21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8711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24:.G2124];[.A21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8565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125:.G2125];[.A21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737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126:.G2126];[.A21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67732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127:.G2127];[.A21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6721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128:.G2128];[.A21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509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129:.G2129];[.A21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439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130:.G2130];[.A21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3826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131:.G2131];[.A21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37690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2132:.G2132];[.A21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3704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133:.G2133];[.A21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36095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134:.G2134];[.A21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34761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135:.G2135];[.A21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3415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136:.G2136];[.A21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28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137:.G2137];[.A21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2750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138:.G2138];[.A21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2067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139:.G2139];[.A21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1796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40:.G2140];[.A21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0432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141:.G2141];[.A21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03662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142:.G2142];[.A21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02581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143:.G2143];[.A21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0182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144:.G2144];[.A21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95624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2145:.G2145];[.A21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95623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2146:.G2146];[.A21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9485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147:.G2147];[.A21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93380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2148:.G2148];[.A21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871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149:.G2149];[.A21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83833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2150:.G2150];[.A21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6233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51:.G2151];[.A21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6155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152:.G2152];[.A21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6153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153:.G2153];[.A21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61518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154:.G2154];[.A21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6112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155:.G2155];[.A21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61091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156:.G2156];[.A21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6017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57:.G2157];[.A21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5915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58:.G2158];[.A21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5871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159:.G2159];[.A21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57176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160:.G2160];[.A21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5558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161:.G2161];[.A21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5479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162:.G2162];[.A21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5329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163:.G2163];[.A21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52118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164:.G2164];[.A21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4985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165:.G2165];[.A21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438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166:.G2166];[.A21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438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167:.G2167];[.A21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4150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168:.G2168];[.A21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4077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169:.G2169];[.A21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3743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170:.G2170];[.A21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2412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171:.G2171];[.A21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2342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172:.G2172];[.A21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2131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173:.G2173];[.A21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0877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174:.G2174];[.A21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0215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175:.G2175];[.A21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9917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176:.G2176];[.A21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8898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177:.G2177];[.A21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8854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178:.G2178];[.A21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8684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79:.G2179];[.A21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830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180:.G2180];[.A21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8255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181:.G2181];[.A21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8163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182:.G2182];[.A21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7152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183:.G2183];[.A21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7151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84:.G2184];[.A21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6996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85:.G2185];[.A21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5992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186:.G2186];[.A21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5901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187:.G2187];[.A21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578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188:.G2188];[.A21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5565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189:.G2189];[.A21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5245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90:.G2190];[.A21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5197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191:.G2191];[.A21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38913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192:.G2192];[.A21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3508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2193:.G2193];[.A21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3376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194:.G2194];[.A21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3267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195:.G2195];[.A21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3162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96:.G2196];[.A21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2602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97:.G2197];[.A21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0972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198:.G2198];[.A21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39476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2199:.G2199];[.A21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392045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200:.G2200];[.A22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5975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201:.G2201];[.A22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5613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202:.G2202];[.A22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4412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203:.G2203];[.A22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43949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2204:.G2204];[.A22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4191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205:.G2205];[.A22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4167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206:.G2206];[.A22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3226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207:.G2207];[.A22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10134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208:.G2208];[.A22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1013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209:.G2209];[.A22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0978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210:.G2210];[.A22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0269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211:.G2211];[.A22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99850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212:.G2212];[.A22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98878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2213:.G2213];[.A22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9782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214:.G2214];[.A22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9404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215:.G2215];[.A22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9283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216:.G2216];[.A22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62813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217:.G2217];[.A22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6009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218:.G2218];[.A22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5767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219:.G2219];[.A22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5655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220:.G2220];[.A22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5630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221:.G2221];[.A22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5623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222:.G2222];[.A22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533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2223:.G2223];[.A22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5320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224:.G2224];[.A22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5318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225:.G2225];[.A22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4707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226:.G2226];[.A22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40399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227:.G2227];[.A22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3351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228:.G2228];[.A22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29448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2229:.G2229];[.A22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24105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2230:.G2230];[.A22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18660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2231:.G2231];[.A22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16802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2232:.G2232];[.A22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062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233:.G2233];[.A22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03141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234:.G2234];[.A22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98730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2235:.G2235];[.A22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97965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2236:.G2236];[.A22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7875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237:.G2237];[.A22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7836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238:.G2238];[.A22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7557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239:.G2239];[.A22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6702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240:.G2240];[.A22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6346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241:.G2241];[.A22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6115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242:.G2242];[.A22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6027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243:.G2243];[.A22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573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244:.G2244];[.A22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572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245:.G2245];[.A22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5522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246:.G2246];[.A22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5121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247:.G2247];[.A22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47827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248:.G2248];[.A22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4762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249:.G2249];[.A22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4715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250:.G2250];[.A22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4444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2251:.G2251];[.A22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41570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252:.G2252];[.A22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3840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253:.G2253];[.A22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3840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254:.G2254];[.A22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35746newsML.txt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255:.G2255];[.A22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3213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256:.G2256];[.A22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3213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257:.G2257];[.A22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2183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258:.G2258];[.A22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1461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259:.G2259];[.A22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84368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260:.G2260];[.A22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8242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261:.G2261];[.A22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6448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262:.G2262];[.A22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6444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263:.G2263];[.A22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5744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264:.G2264];[.A22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5595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265:.G2265];[.A22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4670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2266:.G2266];[.A22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3355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267:.G2267];[.A22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0136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268:.G2268];[.A22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964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269:.G2269];[.A22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818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270:.G2270];[.A22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817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271:.G2271];[.A22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816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272:.G2272];[.A22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520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273:.G2273];[.A22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518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274:.G2274];[.A22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3677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2275:.G2275];[.A22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094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276:.G2276];[.A22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8611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277:.G2277];[.A22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8609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278:.G2278];[.A22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8329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279:.G2279];[.A22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8328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280:.G2280];[.A22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7356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281:.G2281];[.A22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5786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282:.G2282];[.A22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52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283:.G2283];[.A22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4836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284:.G2284];[.A22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3463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285:.G2285];[.A22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3462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286:.G2286];[.A22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2219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287:.G2287];[.A22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22177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288:.G2288];[.A22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2216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289:.G2289];[.A22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1196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290:.G2290];[.A22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1196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291:.G2291];[.A22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1194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292:.G2292];[.A22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864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293:.G2293];[.A22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7702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294:.G2294];[.A22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7702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295:.G2295];[.A22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7392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296:.G2296];[.A22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7391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297:.G2297];[.A22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7390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298:.G2298];[.A22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6571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299:.G2299];[.A22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61843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300:.G2300];[.A23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793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301:.G2301];[.A23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791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02:.G2302];[.A23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626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2303:.G2303];[.A23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327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304:.G2304];[.A23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218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305:.G2305];[.A23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1284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306:.G2306];[.A23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126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07:.G2307];[.A23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0723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308:.G2308];[.A23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026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09:.G2309];[.A23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001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10:.G2310];[.A23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7720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2311:.G2311];[.A23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7413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2312:.G2312];[.A23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73993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313:.G2313];[.A23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7232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14:.G2314];[.A23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7096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315:.G2315];[.A23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6943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316:.G2316];[.A23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6205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2317:.G2317];[.A23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6200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318:.G2318];[.A23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58909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319:.G2319];[.A23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54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320:.G2320];[.A23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5244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321:.G2321];[.A23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5117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322:.G2322];[.A23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5111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323:.G2323];[.A23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476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324:.G2324];[.A23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3305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25:.G2325];[.A23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2931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26:.G2326];[.A23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952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327:.G2327];[.A23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92307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328:.G2328];[.A23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8985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329:.G2329];[.A23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8665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330:.G2330];[.A23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84781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331:.G2331];[.A23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8299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332:.G2332];[.A23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82714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333:.G2333];[.A23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8200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34:.G2334];[.A23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75633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335:.G2335];[.A23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7554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336:.G2336];[.A23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73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337:.G2337];[.A23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73110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338:.G2338];[.A23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7310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339:.G2339];[.A23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6704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340:.G2340];[.A23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65757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341:.G2341];[.A23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91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342:.G2342];[.A23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777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343:.G2343];[.A23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775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344:.G2344];[.A23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7512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345:.G2345];[.A23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7486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346:.G2346];[.A23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748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347:.G2347];[.A23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6512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348:.G2348];[.A23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373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49:.G2349];[.A23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4628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350:.G2350];[.A23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5553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351:.G2351];[.A23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5393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52:.G2352];[.A23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947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353:.G2353];[.A23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945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54:.G2354];[.A23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8310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355:.G2355];[.A23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6464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356:.G2356];[.A23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346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357:.G2357];[.A23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204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358:.G2358];[.A23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057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359:.G2359];[.A23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046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360:.G2360];[.A23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046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361:.G2361];[.A23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3880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362:.G2362];[.A23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3744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363:.G2363];[.A23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3573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364:.G2364];[.A23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331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365:.G2365];[.A23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3262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366:.G2366];[.A23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2571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367:.G2367];[.A23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2561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68:.G2368];[.A23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2450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369:.G2369];[.A23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2340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370:.G2370];[.A23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21576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371:.G2371];[.A23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1869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372:.G2372];[.A23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1562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373:.G2373];[.A23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1556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374:.G2374];[.A23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079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75:.G2375];[.A23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004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376:.G2376];[.A23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0036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77:.G2377];[.A23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7328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378:.G2378];[.A23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68880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379:.G2379];[.A23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606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380:.G2380];[.A23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5653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81:.G2381];[.A23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4792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382:.G2382];[.A23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4624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383:.G2383];[.A23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40179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384:.G2384];[.A23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397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85:.G2385];[.A23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372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86:.G2386];[.A23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372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87:.G2387];[.A23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37048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388:.G2388];[.A23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369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89:.G2389];[.A23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3165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90:.G2390];[.A23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295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391:.G2391];[.A23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2579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392:.G2392];[.A23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2095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393:.G2393];[.A23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1989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394:.G2394];[.A23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1816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395:.G2395];[.A23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1607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396:.G2396];[.A23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1603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397:.G2397];[.A23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1127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398:.G2398];[.A23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0962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399:.G2399];[.A23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0811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400:.G2400];[.A24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40681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401:.G2401];[.A24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40681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402:.G2402];[.A24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40680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403:.G2403];[.A240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40403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404:.G2404];[.A240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9763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405:.G2405];[.A24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8439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406:.G2406];[.A24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8167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407:.G2407];[.A24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7803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408:.G2408];[.A24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7521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409:.G2409];[.A24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918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410:.G2410];[.A24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797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411:.G2411];[.A24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668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412:.G2412];[.A24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658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413:.G2413];[.A24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638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414:.G2414];[.A24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637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415:.G2415];[.A24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627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416:.G2416];[.A24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1663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417:.G2417];[.A24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5989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418:.G2418];[.A24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5672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419:.G2419];[.A24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5077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420:.G2420];[.A24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5054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421:.G2421];[.A24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904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422:.G2422];[.A24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725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423:.G2423];[.A24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699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424:.G2424];[.A24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455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425:.G2425];[.A24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444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426:.G2426];[.A24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419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427:.G2427];[.A24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276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428:.G2428];[.A24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213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429:.G2429];[.A24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005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430:.G2430];[.A24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29881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431:.G2431];[.A24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2986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432:.G2432];[.A24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15980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433:.G2433];[.A24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1435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434:.G2434];[.A24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02568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435:.G2435];[.A24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9577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436:.G2436];[.A24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9549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437:.G2437];[.A24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93241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438:.G2438];[.A24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9211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439:.G2439];[.A24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9061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440:.G2440];[.A24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7269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441:.G2441];[.A24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6672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442:.G2442];[.A24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6379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443:.G2443];[.A24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5842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444:.G2444];[.A24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5815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445:.G2445];[.A24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4320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446:.G2446];[.A24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3850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447:.G2447];[.A24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3657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448:.G2448];[.A24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3635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449:.G2449];[.A24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2649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450:.G2450];[.A24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53225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451:.G2451];[.A24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5016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452:.G2452];[.A24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450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453:.G2453];[.A24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37021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454:.G2454];[.A24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35785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455:.G2455];[.A24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3094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456:.G2456];[.A24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2940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457:.G2457];[.A24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0828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458:.G2458];[.A24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06238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2459:.G2459];[.A24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05443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2460:.G2460];[.A24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02453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461:.G2461];[.A24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0245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462:.G2462];[.A24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0196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463:.G2463];[.A24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00865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464:.G2464];[.A24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9536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465:.G2465];[.A24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9371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466:.G2466];[.A24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9370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467:.G2467];[.A24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8322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468:.G2468];[.A24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8292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469:.G2469];[.A24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8275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470:.G2470];[.A24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81517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471:.G2471];[.A24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66383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2472:.G2472];[.A24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4401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473:.G2473];[.A24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3925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474:.G2474];[.A24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18507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475:.G2475];[.A24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17526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476:.G2476];[.A24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0723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477:.G2477];[.A24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693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478:.G2478];[.A24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446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479:.G2479];[.A24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399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480:.G2480];[.A24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387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481:.G2481];[.A24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277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482:.G2482];[.A24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2068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483:.G2483];[.A24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164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484:.G2484];[.A24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1060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485:.G2485];[.A24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86982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486:.G2486];[.A24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8203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487:.G2487];[.A24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7956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488:.G2488];[.A24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7815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489:.G2489];[.A24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6944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490:.G2490];[.A24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6627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2491:.G2491];[.A24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5078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492:.G2492];[.A24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50383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493:.G2493];[.A24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3956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494:.G2494];[.A24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36774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2495:.G2495];[.A24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3355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496:.G2496];[.A24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303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497:.G2497];[.A24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2764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498:.G2498];[.A24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2407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499:.G2499];[.A24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21829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500:.G2500];[.A25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01:.G2501];[.A25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02:.G2502];[.A25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03:.G2503];[.A25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04:.G2504];[.A25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05:.G2505];[.A25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06:.G2506];[.A25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07:.G2507];[.A25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08:.G2508];[.A25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09:.G2509];[.A25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10:.G2510];[.A25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11:.G2511];[.A25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12:.G2512];[.A25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13:.G2513];[.A25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14:.G2514];[.A25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15:.G2515];[.A25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16:.G2516];[.A25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17:.G2517];[.A25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18:.G2518];[.A25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19:.G2519];[.A25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20:.G2520];[.A25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21:.G2521];[.A25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22:.G2522];[.A25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23:.G2523];[.A25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24:.G2524];[.A25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25:.G2525];[.A25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26:.G2526];[.A25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27:.G2527];[.A25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28:.G2528];[.A25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29:.G2529];[.A25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30:.G2530];[.A25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31:.G2531];[.A25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32:.G2532];[.A25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33:.G2533];[.A25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34:.G2534];[.A25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35:.G2535];[.A25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36:.G2536];[.A25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37:.G2537];[.A25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38:.G2538];[.A25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39:.G2539];[.A25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40:.G2540];[.A25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41:.G2541];[.A25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COUNTIF([.C2542:.G2542];[.A2542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4T14:50:58.428445098</dc:date>
    <dc:creator>Gautier </dc:creator>
    <meta:editing-duration>PT1M42S</meta:editing-duration>
    <meta:editing-cycles>1</meta:editing-cycles>
    <meta:document-statistic meta:table-count="1" meta:cell-count="20043" meta:object-count="0"/>
    <meta:generator>LibreOffice/4.3.3.2$Linux_X86_64 LibreOffice_project/430m0$Build-2</meta:generator>
  </office:meta>
</office:document-meta>
</file>